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3cm" draw:marker-start-width="0.05cm" draw:marker-end-width="0.15cm" draw:fill-color="#ffffff" draw:textarea-horizontal-align="center" draw:textarea-vertical-align="middle" draw:auto-grow-width="true" fo:min-height="0.95cm" fo:min-width="4.5cm" fo:padding-top="0cm" fo:padding-bottom="0cm" fo:padding-left="0cm" fo:padding-right="0cm"/>
    </style:style>
    <style:style style:name="gr2" style:family="graphic" style:parent-style-name="standard">
      <style:graphic-properties svg:stroke-width="0.03cm" draw:marker-start-width="0.05cm" draw:marker-end-width="0.15cm" draw:fill="solid" draw:fill-color="#ffffff" draw:textarea-horizontal-align="justify" draw:textarea-vertical-align="middle" draw:auto-grow-height="false" fo:padding-top="0.14cm" fo:padding-bottom="0.14cm" fo:padding-left="0.265cm" fo:padding-right="0.265cm" draw:shadow="hidden" draw:shadow-offset-x="0.1cm" draw:shadow-offset-y="0.1cm" draw:shadow-color="#c0c0c0"/>
    </style:style>
    <style:style style:name="gr3" style:family="graphic" style:parent-style-name="standard">
      <style:graphic-properties draw:stroke="none" svg:stroke-width="0.03cm" svg:stroke-color="#000000" draw:marker-start-width="0.05cm" draw:marker-end-width="0.15cm" draw:fill="solid" draw:fill-color="#ffffff" draw:textarea-horizontal-align="center" draw:textarea-vertical-align="middle" draw:auto-grow-height="true" draw:auto-grow-width="true" fo:min-height="0.624cm" fo:min-width="1cm" fo:padding-top="0cm" fo:padding-bottom="0cm" fo:padding-left="0cm" fo:padding-right="0cm"/>
    </style:style>
    <style:style style:name="gr4" style:family="graphic" style:parent-style-name="standard">
      <style:graphic-properties svg:stroke-width="0.03cm" svg:stroke-color="#999999" draw:marker-start-width="0.05cm" draw:marker-end-width="0.15cm" draw:textarea-horizontal-align="left" draw:textarea-vertical-align="middle" draw:fit-to-size="false" draw:fit-to-contour="false" fo:padding-top="0.015cm" fo:padding-bottom="0.015cm" fo:padding-left="0.115cm" fo:padding-right="0.015cm"/>
    </style:style>
    <style:style style:name="gr5" style:family="graphic" style:parent-style-name="standard">
      <style:graphic-properties draw:stroke="dash" draw:stroke-dash="Dashed_20__28_var_29_" svg:stroke-width="0.03cm" svg:stroke-color="#000000" draw:marker-start-width="0.05cm" draw:marker-end-width="0.05cm" draw:fill="solid" draw:fill-color="#0000ff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width="0.03cm" svg:stroke-color="#000000" draw:marker-start-width="0.05cm" draw:marker-end-width="0.15cm" draw:fill="solid" draw:fill-color="#ffffff" draw:textarea-horizontal-align="center" draw:textarea-vertical-align="middle" draw:auto-grow-height="true" draw:auto-grow-width="true" fo:min-height="0.776cm" fo:min-width="1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3cm" svg:stroke-color="#000000" draw:marker-start-width="0.05cm" draw:marker-end-width="0.15cm" draw:fill="solid" draw:fill-color="#ffffff" draw:textarea-horizontal-align="center" draw:textarea-vertical-align="middle" draw:auto-grow-height="true" draw:auto-grow-width="true" fo:min-height="0.768cm" fo:min-width="1.15cm" fo:padding-top="0cm" fo:padding-bottom="0cm" fo:padding-left="0cm" fo:padding-right="0cm"/>
    </style:style>
    <style:style style:name="gr9" style:family="graphic" style:parent-style-name="standard">
      <style:graphic-properties svg:stroke-width="0.03cm" draw:marker-start-width="0.05cm" draw:marker-end="Arrow" draw:marker-end-width="0.15cm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 style:list-style-name="L1">
      <style:graphic-properties draw:stroke="solid" svg:stroke-width="0.03cm" svg:stroke-color="#000000" draw:marker-start="" draw:marker-start-width="0.05cm" draw:marker-start-center="false" draw:marker-end="Arrow" draw:marker-end-width="0.15cm" draw:marker-end-center="false" draw:fill="solid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.03cm" svg:stroke-color="#000000" draw:marker-start-width="0.05cm" draw:marker-end-width="0.15cm" draw:fill="solid" draw:fill-color="#ffffff" draw:textarea-horizontal-align="center" draw:textarea-vertical-align="middle" draw:auto-grow-height="true" draw:auto-grow-width="true" fo:min-height="0.75cm" fo:min-width="1cm" fo:padding-top="0cm" fo:padding-bottom="0cm" fo:padding-left="0cm" fo:padding-right="0cm"/>
    </style:style>
    <style:style style:name="gr12" style:family="graphic" style:parent-style-name="standard">
      <style:graphic-properties draw:stroke="none" svg:stroke-width="0.03cm" svg:stroke-color="#000000" draw:marker-start-width="0.05cm" draw:marker-end-width="0.15cm" draw:fill="solid" draw:fill-color="#ffffff" draw:textarea-horizontal-align="center" draw:textarea-vertical-align="middle" draw:auto-grow-height="true" draw:auto-grow-width="true" fo:min-height="0.652cm" fo:min-width="1.25cm" fo:padding-top="0cm" fo:padding-bottom="0cm" fo:padding-left="0cm" fo:padding-right="0cm"/>
    </style:style>
    <style:style style:name="gr13" style:family="graphic" style:parent-style-name="standard">
      <style:graphic-properties draw:stroke="none" svg:stroke-width="0.03cm" svg:stroke-color="#000000" draw:marker-start-width="0.05cm" draw:marker-end-width="0.15cm" draw:fill="solid" draw:fill-color="#ffffff" draw:textarea-horizontal-align="center" draw:textarea-vertical-align="middle" draw:auto-grow-height="true" draw:auto-grow-width="true" fo:min-height="0.718cm" fo:min-width="1cm" fo:padding-top="0cm" fo:padding-bottom="0cm" fo:padding-left="0cm" fo:padding-right="0cm"/>
    </style:style>
    <style:style style:name="gr14" style:family="graphic" style:parent-style-name="standard">
      <style:graphic-properties draw:textarea-vertical-align="middle" draw:auto-grow-height="false"/>
    </style:style>
    <style:style style:name="gr15" style:family="graphic" style:parent-style-name="standard">
      <style:graphic-properties draw:stroke="none" svg:stroke-width="0.03cm" svg:stroke-color="#000000" draw:marker-start-width="0.05cm" draw:marker-end-width="0.15cm" draw:fill="solid" draw:fill-color="#ffffff" draw:textarea-horizontal-align="center" draw:textarea-vertical-align="middle" draw:auto-grow-height="true" draw:auto-grow-width="true" fo:min-height="0.688cm" fo:min-width="0.95cm" fo:padding-top="0cm" fo:padding-bottom="0cm" fo:padding-left="0cm" fo:padding-right="0cm"/>
    </style:style>
    <style:style style:name="gr16" style:family="graphic" style:parent-style-name="standard">
      <style:graphic-properties draw:stroke="none" svg:stroke-width="0.03cm" svg:stroke-color="#000000" draw:marker-start-width="0.05cm" draw:marker-end-width="0.15cm" draw:fill="solid" draw:fill-color="#ffffff" draw:textarea-horizontal-align="center" draw:textarea-vertical-align="middle" draw:auto-grow-height="true" draw:auto-grow-width="true" fo:min-height="0.624cm" fo:min-width="1.25cm" fo:padding-top="0cm" fo:padding-bottom="0cm" fo:padding-left="0cm" fo:padding-right="0cm"/>
    </style:style>
    <style:style style:name="gr17" style:family="graphic" style:parent-style-name="standard">
      <style:graphic-properties draw:stroke="none" svg:stroke-width="0.03cm" svg:stroke-color="#000000" draw:marker-start-width="0.05cm" draw:marker-end-width="0.15cm" draw:fill="solid" draw:fill-color="#ffffff" draw:textarea-horizontal-align="center" draw:textarea-vertical-align="middle" draw:auto-grow-height="true" draw:auto-grow-width="true" fo:min-height="0.624cm" fo:min-width="1.137cm" fo:padding-top="0cm" fo:padding-bottom="0cm" fo:padding-left="0cm" fo:padding-right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Liberation Sans'" style:font-family-generic="swiss" style:font-pitch="variable"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fo:font-family="'Liberation Mono'" style:font-family-generic="modern" style:font-pitch="fixed" fo:font-size="10pt" fo:font-style="normal" fo:font-weight="normal" style:font-size-asian="10pt" style:font-weight-asian="bold" style:font-size-complex="10pt" style:font-weight-complex="bold"/>
    </style:style>
    <style:style style:name="P4" style:family="paragraph">
      <style:paragraph-properties fo:margin-left="0cm" fo:margin-right="0cm" fo:text-align="center" fo:text-indent="0cm"/>
      <style:text-properties fo:font-family="'Liberation Mono'" style:font-family-generic="modern" style:font-pitch="fixed" fo:font-size="8pt" fo:font-style="normal" fo:font-weight="normal" style:font-size-asian="18pt" style:font-size-complex="18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color="#808080" fo:font-family="'Courier New'" style:font-family-generic="modern" style:font-pitch="fixed" fo:font-size="10pt" style:font-size-asian="10pt" style:font-size-complex="10pt"/>
    </style:style>
    <style:style style:name="P7" style:family="paragraph">
      <style:paragraph-properties fo:text-align="center"/>
      <style:text-properties fo:font-family="'Courier New'" style:font-style-name="Обычный" style:font-family-generic="modern" style:font-pitch="fixed" fo:font-size="7pt" fo:font-style="normal" fo:font-weight="bold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1" style:family="paragraph">
      <style:paragraph-properties fo:margin-left="0cm" fo:margin-right="0cm" style:line-spacing="0.05cm" fo:text-align="center" fo:text-indent="0cm" style:text-autospace="none"/>
    </style:style>
    <style:style style:name="P12" style:family="paragraph">
      <style:paragraph-properties fo:text-align="center" style:text-autospace="none"/>
    </style:style>
    <style:style style:name="P13" style:family="paragraph">
      <style:paragraph-properties fo:text-align="center" style:text-autospace="none"/>
      <style:text-properties fo:language="zxx" fo:country="none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margin-left="0cm" fo:margin-right="0cm" style:line-spacing="0.05cm" fo:text-align="center" fo:text-indent="0cm" style:text-autospace="none"/>
      <style:text-properties fo:language="zxx" fo:country="none"/>
    </style:style>
    <style:style style:name="P16" style:family="paragraph">
      <style:paragraph-properties fo:text-align="center"/>
      <style:text-properties style:text-overline-style="none" style:text-overline-color="font-color"/>
    </style:style>
    <style:style style:name="T1" style:family="text">
      <style:text-properties fo:font-family="'Liberation Sans'" style:font-family-generic="swiss" style:font-pitch="variable" fo:font-size="10pt" style:font-size-asian="10pt" style:font-size-complex="10pt"/>
    </style:style>
    <style:style style:name="T2" style:family="text">
      <style:text-properties fo:color="#000000" fo:font-family="'Liberation Sans'" style:font-family-generic="swiss" style:font-pitch="variable" fo:font-size="10pt" fo:font-style="normal" fo:font-weight="normal" style:font-size-asian="10pt" style:font-weight-asian="bold" style:font-size-complex="10pt" style:font-weight-complex="bold"/>
    </style:style>
    <style:style style:name="T3" style:family="text">
      <style:text-properties fo:font-family="'Liberation Mono'" style:font-family-generic="modern" style:font-pitch="fixed" fo:font-size="10pt" fo:font-style="normal" fo:font-weight="normal" style:font-size-asian="10pt" style:font-weight-asian="bold" style:font-size-complex="10pt" style:font-weight-complex="bold"/>
    </style:style>
    <style:style style:name="T4" style:family="text">
      <style:text-properties fo:font-family="'Liberation Mono'" style:font-family-generic="modern" style:font-pitch="fixed" fo:font-size="8pt" fo:font-style="normal" fo:font-weight="normal" style:font-size-asian="18pt" style:font-size-complex="18pt"/>
    </style:style>
    <style:style style:name="T5" style:family="text">
      <style:text-properties fo:color="#808080" fo:font-family="'Courier New'" style:font-family-generic="modern" style:font-pitch="fixed" fo:font-size="10pt" fo:font-style="normal" fo:font-weight="normal" style:font-size-asian="10pt" style:font-weight-asian="bold" style:font-size-complex="10pt" style:font-weight-complex="bold"/>
    </style:style>
    <style:style style:name="T6" style:family="text">
      <style:text-properties fo:language="zxx" fo:country="none"/>
    </style:style>
    <style:style style:name="T7" style:family="text">
      <style:text-properties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frame draw:style-name="gr1" draw:text-style-name="P2" draw:layer="layout" svg:width="4.5cm" svg:height="0.95cm" svg:x="8.75cm" svg:y="27.275cm">
          <draw:text-box>
            <text:p text:style-name="P1"><text:span text:style-name="T1"><text:s/></text:span><text:span text:style-name="T2">Лист 1 из 1</text:span></text:p>
          </draw:text-box>
        </draw:frame>
        <draw:custom-shape draw:name="myBeginEnd" draw:style-name="gr2" draw:text-style-name="P3" draw:id="id2" draw:layer="layout" svg:width="2.25cm" svg:height="0.75cm" svg:x="7.239cm" svg:y="2.75cm">
          <text:p text:style-name="P1"><text:span text:style-name="T3">вход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frame draw:style-name="gr3" draw:text-style-name="P4" draw:layer="layout" svg:width="1cm" svg:height="0.624cm" svg:x="7.229cm" svg:y="2.437cm">
          <draw:text-box>
            <text:p text:style-name="P1"><text:span text:style-name="T4">1</text:span></text:p>
          </draw:text-box>
        </draw:frame>
        <draw:path draw:name="myComment" draw:style-name="gr4" draw:text-style-name="P6" draw:id="id1" draw:layer="layout" svg:width="0.623cm" svg:height="0.749cm" svg:x="10.355cm" svg:y="2.75cm" svg:viewBox="0 0 624 750" svg:d="m0 0c0 250 0 500 0 750 0-250 0-500 0-750zm0 0c207 0 417 0 624 0-207 0-417 0-624 0zm0 750c207 0 417 0 624 0-207 0-417 0-624 0z">
          <text:p text:style-name="P5"><text:span text:style-name="T5">stumuz_N</text:span></text:p>
        </draw:path>
        <draw:connector draw:name="myLineFromComment" draw:style-name="gr5" draw:text-style-name="P7" draw:layer="layout" draw:type="line" svg:x1="10.355cm" svg:y1="3.125cm" svg:x2="9.489cm" svg:y2="3.125cm" draw:start-shape="id1" draw:start-glue-point="3" draw:end-shape="id2" draw:end-glue-point="7" svg:d="m10355 3125h-866">
          <text:p/>
        </draw:connector>
        <draw:custom-shape draw:style-name="gr6" draw:text-style-name="P1" draw:id="id5" draw:layer="layout" svg:width="3.476cm" svg:height="1.051cm" svg:x="6.631cm" svg:y="4.449cm">
          <text:p text:style-name="P8">pr_muz1raz =0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frame draw:style-name="gr7" draw:text-style-name="P4" draw:layer="layout" svg:width="1cm" svg:height="0.776cm" svg:x="6.8cm" svg:y="4.025cm">
          <draw:text-box>
            <text:p text:style-name="P1"><text:span text:style-name="T4">2</text:span></text:p>
          </draw:text-box>
        </draw:frame>
        <draw:custom-shape draw:name="myBeginEnd" draw:style-name="gr6" draw:text-style-name="P9" draw:id="id14" draw:layer="layout" svg:width="2.25cm" svg:height="0.75cm" svg:x="14.378cm" svg:y="25.983cm">
          <text:p text:style-name="P1">выход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frame draw:style-name="gr8" draw:text-style-name="P4" draw:layer="layout" svg:width="1.15cm" svg:height="0.768cm" svg:x="14.2cm" svg:y="25.425cm">
          <draw:text-box>
            <text:p text:style-name="P1"><text:span text:style-name="T4">999</text:span></text:p>
          </draw:text-box>
        </draw:frame>
        <draw:connector draw:style-name="gr9" draw:text-style-name="P9" draw:layer="layout" svg:x1="15cm" svg:y1="4.823cm" svg:x2="12.625cm" svg:y2="7.5cm" draw:start-shape="id3" draw:start-glue-point="7" draw:end-shape="id4" draw:end-glue-point="4" svg:d="m15000 4823h502v1928h-2877v749">
          <text:p/>
        </draw:connector>
        <draw:connector draw:style-name="gr9" draw:text-style-name="P9" draw:layer="layout" svg:x1="8.369cm" svg:y1="5.5cm" svg:x2="12.625cm" svg:y2="7.5cm" draw:start-shape="id5" draw:start-glue-point="6" draw:end-shape="id4" draw:end-glue-point="4" svg:d="m8369 5500v1000h4256v1000">
          <text:p/>
        </draw:connector>
        <draw:connector draw:style-name="gr10" draw:text-style-name="P10" draw:layer="layout" svg:x1="10.107cm" svg:y1="4.975cm" svg:x2="11.8cm" svg:y2="4.823cm" draw:start-shape="id5" draw:start-glue-point="7" draw:end-shape="id3" draw:end-glue-point="5" svg:d="m10107 4975h847v-152h846">
          <text:p/>
        </draw:connector>
        <draw:connector draw:style-name="gr9" draw:text-style-name="P9" draw:layer="layout" svg:x1="8.364cm" svg:y1="3.5cm" svg:x2="8.369cm" svg:y2="4.449cm" draw:start-shape="id2" draw:start-glue-point="6" draw:end-shape="id5" draw:end-glue-point="4" svg:d="m8364 3500v482h5v467">
          <text:p/>
        </draw:connector>
        <draw:frame draw:style-name="gr11" draw:text-style-name="P4" draw:layer="layout" svg:width="1cm" svg:height="0.75cm" svg:x="10.35cm" svg:y="4.225cm">
          <draw:text-box>
            <text:p text:style-name="P1"><text:span text:style-name="T4">да</text:span></text:p>
          </draw:text-box>
        </draw:frame>
        <draw:frame draw:style-name="gr12" draw:text-style-name="P4" draw:layer="layout" svg:width="1.25cm" svg:height="0.652cm" svg:x="8.116cm" svg:y="5.322cm">
          <draw:text-box>
            <text:p text:style-name="P1"><text:span text:style-name="T4">нет</text:span></text:p>
          </draw:text-box>
        </draw:frame>
        <draw:custom-shape draw:style-name="gr6" draw:text-style-name="P9" draw:id="id10" draw:layer="layout" svg:width="2.965cm" svg:height="1.216cm" svg:x="9.75cm" svg:y="11.284cm">
          <text:p text:style-name="P8"><text:span text:style-name="T6">nort&gt;nort1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frame draw:style-name="gr13" draw:text-style-name="P4" draw:layer="layout" svg:width="1cm" svg:height="0.718cm" svg:x="10.035cm" svg:y="10.958cm">
          <draw:text-box>
            <text:p text:style-name="P1"><text:span text:style-name="T4">9</text:span></text:p>
          </draw:text-box>
        </draw:frame>
        <draw:custom-shape draw:style-name="gr6" draw:text-style-name="P12" draw:id="id6" draw:layer="layout" svg:width="5cm" svg:height="1.126cm" svg:x="13.85cm" svg:y="13cm">
          <text:p text:style-name="P11"><text:span text:style-name="T6">abs(psiv)&gt;0.1745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name="myProcess" draw:style-name="gr14" draw:id="id8" draw:layer="layout" svg:width="4.75cm" svg:height="2.3cm" svg:x="9cm" svg:y="14.45cm">
          <text:p/>
          <text:p/>
          <text:p>prlz=0</text:p>
          <text:p>ztb=50000</text:p>
          <text:p>tpr=1000</text:p>
          <text:p>tbz=1000</text:p>
          <text:p>zn_otk=sign(z_otk)</text:p>
          <text:p/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myProcess" draw:style-name="gr14" draw:text-style-name="P13" draw:id="id7" draw:layer="layout" svg:width="1.75cm" svg:height="0.75cm" svg:x="14.298cm" svg:y="15cm">
          <text:p text:style-name="P11"><text:span text:style-name="T6"/></text:p>
          <text:p text:style-name="P11"><text:span text:style-name="T6"/></text:p>
          <text:p text:style-name="P11"><text:span text:style-name="T6"/></text:p>
          <text:p text:style-name="P11"><text:span text:style-name="T6"/></text:p>
          <text:p text:style-name="P11"><text:span text:style-name="T6">prlz=1</text:span></text:p>
          <text:p text:style-name="P11"><text:span text:style-name="T6"/></text:p>
          <text:p text:style-name="P1"><text:span text:style-name="T6"/></text:p>
          <text:p text:style-name="P1"><text:span text:style-name="T6"/></text:p>
          <text:p text:style-name="P11"><text:span text:style-name="T6"><text:s text:c="2"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9" draw:layer="layout" svg:x1="16.35cm" svg:y1="14.126cm" svg:x2="15.173cm" svg:y2="15cm" draw:start-shape="id6" draw:start-glue-point="6" draw:end-shape="id7" draw:end-glue-point="4" svg:d="m16350 14126v438h-1177v436">
          <text:p/>
        </draw:connector>
        <draw:custom-shape draw:style-name="gr6" draw:text-style-name="P12" draw:id="id9" draw:layer="layout" svg:width="2.629cm" svg:height="0.502cm" svg:x="7.068cm" svg:y="22.1cm">
          <text:p text:style-name="P11"><text:span text:style-name="T6">prlz=1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9" draw:text-style-name="P9" draw:layer="layout" draw:line-skew="0.25cm" svg:x1="11.375cm" svg:y1="16.75cm" svg:x2="8.383cm" svg:y2="22.1cm" draw:start-shape="id8" draw:end-shape="id9" draw:end-glue-point="4" svg:d="m11375 16750v2926h-2992v2424">
          <text:p/>
        </draw:connector>
        <draw:connector draw:style-name="gr9" draw:text-style-name="P9" draw:layer="layout" svg:x1="13.85cm" svg:y1="13.563cm" svg:x2="11.375cm" svg:y2="14.45cm" draw:start-shape="id6" draw:start-glue-point="5" draw:end-shape="id8" draw:end-glue-point="4" svg:d="m13850 13563h-2475v887">
          <text:p/>
        </draw:connector>
        <draw:connector draw:style-name="gr9" draw:text-style-name="P9" draw:layer="layout" svg:x1="9.75cm" svg:y1="11.892cm" svg:x2="8.382cm" svg:y2="22.1cm" draw:start-shape="id10" draw:start-glue-point="5" draw:end-shape="id9" svg:d="m9750 11892h-1368v10208">
          <text:p/>
        </draw:connector>
        <draw:custom-shape draw:name="myFunction" draw:style-name="gr14" draw:text-style-name="P9" draw:id="id11" draw:layer="layout" svg:width="4.338cm" svg:height="0.569cm" svg:x="3.662cm" svg:y="23.4cm">
          <text:p text:style-name="P14">stumuz_pru_cor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name="myFunction" draw:style-name="gr14" draw:text-style-name="P9" draw:id="id12" draw:layer="layout" svg:width="3.75cm" svg:height="0.569cm" svg:x="9.25cm" svg:y="23.4cm">
          <text:p text:style-name="P14">stumuz_ulinz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name="myProcess" draw:style-name="gr14" draw:text-style-name="P15" draw:id="id3" draw:layer="layout" svg:width="3.2cm" svg:height="2.354cm" svg:x="11.8cm" svg:y="3.646cm">
          <text:p text:style-name="P11"><text:span text:style-name="T6"/></text:p>
          <text:p text:style-name="P1"><text:span text:style-name="T6">prlz=1</text:span></text:p>
          <text:p text:style-name="P1"><text:span text:style-name="T6">pr_muz1raz = 1</text:span></text:p>
          <text:p text:style-name="P1"><text:span text:style-name="T6">nort1=0</text:span></text:p>
          <text:p text:style-name="P1"><text:span text:style-name="T6">kc3=0.9</text:span></text:p>
          <text:p text:style-name="P1"><text:span text:style-name="T6">psibc=0</text:span></text:p>
          <text:p text:style-name="P1"><text:span text:style-name="T6">psi_tr1=0</text:span></text:p>
          <text:p text:style-name="P11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5" draw:text-style-name="P4" draw:layer="layout" svg:width="0.95cm" svg:height="0.688cm" svg:x="11.8cm" svg:y="3.396cm">
          <draw:text-box>
            <text:p text:style-name="P1"><text:span text:style-name="T4">3</text:span></text:p>
          </draw:text-box>
        </draw:frame>
        <draw:frame draw:style-name="gr13" draw:text-style-name="P4" draw:layer="layout" svg:width="1cm" svg:height="0.718cm" svg:x="13.935cm" svg:y="12.473cm">
          <draw:text-box>
            <text:p text:style-name="P1"><text:span text:style-name="T4">12</text:span></text:p>
          </draw:text-box>
        </draw:frame>
        <draw:frame draw:style-name="gr13" draw:text-style-name="P4" draw:layer="layout" svg:width="1cm" svg:height="0.718cm" svg:x="9.835cm" svg:y="13.873cm">
          <draw:text-box>
            <text:p text:style-name="P1"><text:span text:style-name="T4">14</text:span></text:p>
          </draw:text-box>
        </draw:frame>
        <draw:frame draw:style-name="gr13" draw:text-style-name="P4" draw:layer="layout" svg:width="1cm" svg:height="0.718cm" svg:x="14.035cm" svg:y="14.509cm">
          <draw:text-box>
            <text:p text:style-name="P1"><text:span text:style-name="T4">15</text:span></text:p>
          </draw:text-box>
        </draw:frame>
        <draw:frame draw:style-name="gr3" draw:text-style-name="P4" draw:layer="layout" svg:width="1cm" svg:height="0.624cm" svg:x="12.733cm" svg:y="12.913cm">
          <draw:text-box>
            <text:p text:style-name="P1"><text:span text:style-name="T4">да</text:span></text:p>
          </draw:text-box>
        </draw:frame>
        <draw:frame draw:style-name="gr16" draw:text-style-name="P4" draw:layer="layout" svg:width="1.25cm" svg:height="0.624cm" svg:x="8.768cm" svg:y="11.306cm">
          <draw:text-box>
            <text:p text:style-name="P1"><text:span text:style-name="T4">нет</text:span></text:p>
          </draw:text-box>
        </draw:frame>
        <draw:custom-shape draw:name="myFunction" draw:style-name="gr14" draw:text-style-name="P9" draw:id="id13" draw:layer="layout" svg:width="4cm" svg:height="0.599cm" svg:x="13.5cm" svg:y="24.35cm">
          <text:p text:style-name="P14">stumuz_afkz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9" draw:text-style-name="P9" draw:layer="layout" svg:x1="7.068cm" svg:y1="22.351cm" svg:x2="5.831cm" svg:y2="23.4cm" draw:start-shape="id9" draw:start-glue-point="5" draw:end-shape="id11" draw:end-glue-point="0" svg:d="m7068 22351h-1237v1049">
          <text:p/>
        </draw:connector>
        <draw:connector draw:style-name="gr9" draw:text-style-name="P9" draw:layer="layout" svg:x1="9.697cm" svg:y1="22.351cm" svg:x2="11.125cm" svg:y2="23.4cm" draw:start-shape="id9" draw:start-glue-point="7" draw:end-shape="id12" draw:end-glue-point="0" svg:d="m9697 22351h1428v1049">
          <text:p/>
        </draw:connector>
        <draw:connector draw:style-name="gr9" draw:text-style-name="P9" draw:layer="layout" svg:x1="5.831cm" svg:y1="23.969cm" svg:x2="13.5cm" svg:y2="24.649cm" draw:start-shape="id11" draw:start-glue-point="2" draw:end-shape="id13" draw:end-glue-point="3" svg:d="m5831 23969v680h7669">
          <text:p/>
        </draw:connector>
        <draw:connector draw:style-name="gr9" draw:text-style-name="P9" draw:layer="layout" svg:x1="11.125cm" svg:y1="23.969cm" svg:x2="13.5cm" svg:y2="24.649cm" draw:start-shape="id12" draw:start-glue-point="2" draw:end-shape="id13" draw:end-glue-point="3" svg:d="m11125 23969v680h2375">
          <text:p/>
        </draw:connector>
        <draw:frame draw:style-name="gr3" draw:text-style-name="P4" draw:layer="layout" svg:width="1cm" svg:height="0.624cm" svg:x="9.633cm" svg:y="21.897cm">
          <draw:text-box>
            <text:p text:style-name="P1"><text:span text:style-name="T4">да</text:span></text:p>
          </draw:text-box>
        </draw:frame>
        <draw:frame draw:style-name="gr17" draw:text-style-name="P4" draw:layer="layout" svg:width="1.137cm" svg:height="0.624cm" svg:x="6.016cm" svg:y="21.892cm">
          <draw:text-box>
            <text:p text:style-name="P1"><text:span text:style-name="T4">нет</text:span></text:p>
          </draw:text-box>
        </draw:frame>
        <draw:frame draw:style-name="gr16" draw:text-style-name="P4" draw:layer="layout" svg:width="1.25cm" svg:height="0.624cm" svg:x="14.932cm" svg:y="13.92cm">
          <draw:text-box>
            <text:p text:style-name="P1"><text:span text:style-name="T4">нет</text:span></text:p>
          </draw:text-box>
        </draw:frame>
        <draw:connector draw:style-name="gr9" draw:text-style-name="P9" draw:layer="layout" svg:x1="15.5cm" svg:y1="24.949cm" svg:x2="15.503cm" svg:y2="25.983cm" draw:start-shape="id13" draw:start-glue-point="2" draw:end-shape="id14" draw:end-glue-point="4" svg:d="m15500 24949v517h3v517">
          <text:p/>
        </draw:connector>
        <draw:connector draw:style-name="gr9" draw:text-style-name="P9" draw:layer="layout" svg:x1="15.173cm" svg:y1="15.75cm" svg:x2="8.383cm" svg:y2="22.1cm" draw:start-shape="id7" draw:start-glue-point="6" draw:end-shape="id9" draw:end-glue-point="4" svg:d="m15173 15750v3865h-6790v2485">
          <text:p/>
        </draw:connector>
        <draw:frame draw:style-name="gr13" draw:text-style-name="P4" draw:layer="layout" svg:width="1cm" svg:height="0.718cm" svg:x="7.25cm" svg:y="21.657cm">
          <draw:text-box>
            <text:p text:style-name="P1"><text:span text:style-name="T4">18</text:span></text:p>
          </draw:text-box>
        </draw:frame>
        <draw:frame draw:style-name="gr13" draw:text-style-name="P4" draw:layer="layout" svg:width="1cm" svg:height="0.718cm" svg:x="3.5cm" svg:y="22.857cm">
          <draw:text-box>
            <text:p text:style-name="P1"><text:span text:style-name="T4">19</text:span></text:p>
          </draw:text-box>
        </draw:frame>
        <draw:frame draw:style-name="gr13" draw:text-style-name="P4" draw:layer="layout" svg:width="1cm" svg:height="0.718cm" svg:x="9.5cm" svg:y="22.807cm">
          <draw:text-box>
            <text:p text:style-name="P1"><text:span text:style-name="T4">20</text:span></text:p>
          </draw:text-box>
        </draw:frame>
        <draw:frame draw:style-name="gr13" draw:text-style-name="P4" draw:layer="layout" svg:width="1cm" svg:height="0.718cm" svg:x="14cm" svg:y="23.772cm">
          <draw:text-box>
            <text:p text:style-name="P1"><text:span text:style-name="T4">21</text:span></text:p>
          </draw:text-box>
        </draw:frame>
        <draw:custom-shape draw:style-name="gr6" draw:text-style-name="P9" draw:id="id4" draw:layer="layout" svg:width="3.75cm" svg:height="1cm" svg:x="10.75cm" svg:y="7.5cm">
          <text:p text:style-name="P1"><text:span text:style-name="T6">prb1_stu=1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6" draw:text-style-name="P9" draw:id="id16" draw:layer="layout" svg:width="3.75cm" svg:height="1cm" svg:x="10.75cm" svg:y="9.1cm">
          <text:p text:style-name="P1"><text:span text:style-name="T6">pr_w_h_9=1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name="myProcess" draw:style-name="gr14" draw:text-style-name="P13" draw:id="id17" draw:layer="layout" svg:width="2.55cm" svg:height="0.514cm" svg:x="7.45cm" svg:y="9.352cm">
          <text:p text:style-name="P11"><text:span text:style-name="T6"/></text:p>
          <text:p text:style-name="P11"><text:span text:style-name="T6"/></text:p>
          <text:p text:style-name="P11"><text:span text:style-name="T6">prb1_stu=1</text:span></text:p>
          <text:p text:style-name="P1"><text:span text:style-name="T6"/></text:p>
          <text:p text:style-name="P11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myProcess" draw:style-name="gr14" draw:text-style-name="P13" draw:id="id15" draw:layer="layout" svg:width="4.75cm" svg:height="1.75cm" svg:x="14cm" svg:y="10.5cm">
          <text:p text:style-name="P11"><text:span text:style-name="T6"/></text:p>
          <text:p text:style-name="P11"><text:span text:style-name="T6"/></text:p>
          <text:p text:style-name="P11"><text:span text:style-name="T6">nort1=nort</text:span></text:p>
          <text:p text:style-name="P11"><text:span text:style-name="T6">psi_tr1=psii_ort/57.3</text:span></text:p>
          <text:p text:style-name="P1"><text:span text:style-name="T6"/></text:p>
          <text:p text:style-name="P11"><text:span text:style-name="T6"><text:s text:c="2"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9" draw:layer="layout" svg:x1="12.715cm" svg:y1="11.892cm" svg:x2="14cm" svg:y2="11.375cm" draw:start-shape="id10" draw:start-glue-point="7" draw:end-shape="id15" draw:end-glue-point="5" svg:d="m12715 11892h643v-517h642">
          <text:p/>
        </draw:connector>
        <draw:connector draw:style-name="gr9" draw:text-style-name="P9" draw:layer="layout" svg:x1="16.375cm" svg:y1="12.25cm" svg:x2="16.35cm" svg:y2="13cm" draw:start-shape="id15" draw:start-glue-point="6" draw:end-shape="id6" draw:end-glue-point="4" svg:d="m16375 12250v510h-25v240">
          <text:p/>
        </draw:connector>
        <draw:frame draw:style-name="gr3" draw:text-style-name="P4" draw:layer="layout" svg:width="1cm" svg:height="0.624cm" svg:x="12.716cm" svg:y="11.241cm">
          <draw:text-box>
            <text:p text:style-name="P1"><text:span text:style-name="T4">да</text:span></text:p>
          </draw:text-box>
        </draw:frame>
        <draw:frame draw:style-name="gr13" draw:text-style-name="P4" draw:layer="layout" svg:width="1cm" svg:height="0.718cm" svg:x="14.135cm" svg:y="10.573cm">
          <draw:text-box>
            <text:p text:style-name="P1"><text:span text:style-name="T4">10</text:span></text:p>
          </draw:text-box>
        </draw:frame>
        <draw:connector draw:style-name="gr9" draw:text-style-name="P9" draw:layer="layout" svg:x1="12.625cm" svg:y1="10.1cm" svg:x2="11.233cm" svg:y2="11.284cm" draw:start-shape="id16" draw:start-glue-point="6" draw:end-shape="id10" draw:end-glue-point="4" svg:d="m12625 10100v593h-1392v591">
          <text:p/>
        </draw:connector>
        <draw:connector draw:style-name="gr9" draw:text-style-name="P9" draw:layer="layout" svg:x1="10.75cm" svg:y1="9.6cm" svg:x2="10cm" svg:y2="9.609cm" draw:start-shape="id16" draw:start-glue-point="5" draw:end-shape="id17" draw:end-glue-point="7" svg:d="m10750 9600h-374v9h-376">
          <text:p/>
        </draw:connector>
        <draw:connector draw:style-name="gr9" draw:text-style-name="P9" draw:layer="layout" svg:x1="12.625cm" svg:y1="8.5cm" svg:x2="12.625cm" svg:y2="9.1cm" draw:start-shape="id4" draw:start-glue-point="6" draw:end-shape="id16" draw:end-glue-point="4" svg:d="m12625 8500v600">
          <text:p/>
        </draw:connector>
        <draw:custom-shape draw:name="myProcess" draw:style-name="gr14" draw:text-style-name="P13" draw:id="id18" draw:layer="layout" svg:width="4cm" svg:height="1.25cm" svg:x="2.9cm" svg:y="9cm">
          <text:p text:style-name="P11"><text:span text:style-name="T6"/></text:p>
          <text:p text:style-name="P11"><text:span text:style-name="T6">xcp=m_tp[0]-x_p</text:span></text:p>
          <text:p text:style-name="P11"><text:span text:style-name="T6">zcp=m_tp[1]-z_p</text:span></text:p>
          <text:p text:style-name="P11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9" draw:layer="layout" svg:x1="7.45cm" svg:y1="9.609cm" svg:x2="6.9cm" svg:y2="9.625cm" draw:start-shape="id17" draw:start-glue-point="5" draw:end-shape="id18" draw:end-glue-point="7" svg:d="m7450 9609h-275v16h-275">
          <text:p/>
        </draw:connector>
        <draw:connector draw:style-name="gr9" draw:text-style-name="P9" draw:layer="layout" svg:x1="10.75cm" svg:y1="8cm" svg:x2="4.9cm" svg:y2="9cm" draw:start-shape="id4" draw:start-glue-point="5" draw:end-shape="id18" draw:end-glue-point="4" svg:d="m10750 8000h-5850v1000">
          <text:p/>
        </draw:connector>
        <draw:frame draw:style-name="gr11" draw:text-style-name="P4" draw:layer="layout" svg:width="1cm" svg:height="0.75cm" svg:x="10.398cm" svg:y="7.405cm">
          <draw:text-box>
            <text:p text:style-name="P1"><text:span text:style-name="T4">да</text:span></text:p>
          </draw:text-box>
        </draw:frame>
        <draw:frame draw:style-name="gr16" draw:text-style-name="P4" draw:layer="layout" svg:width="1.25cm" svg:height="0.624cm" svg:x="12.368cm" svg:y="8.446cm">
          <draw:text-box>
            <text:p text:style-name="P1"><text:span text:style-name="T4">нет</text:span></text:p>
          </draw:text-box>
        </draw:frame>
        <draw:frame draw:style-name="gr16" draw:text-style-name="P4" draw:layer="layout" svg:width="1.25cm" svg:height="0.624cm" svg:x="12.368cm" svg:y="9.946cm">
          <draw:text-box>
            <text:p text:style-name="P1"><text:span text:style-name="T4">нет</text:span></text:p>
          </draw:text-box>
        </draw:frame>
        <draw:custom-shape draw:name="myProcess" draw:style-name="gr14" draw:text-style-name="P13" draw:id="id19" draw:layer="layout" svg:width="6.25cm" svg:height="1.32cm" svg:x="2cm" svg:y="11.18cm">
          <text:p text:style-name="P11"><text:span text:style-name="T6"/></text:p>
          <text:p text:style-name="P11"><text:span text:style-name="T6">dgor_stu=sqrt(xcp*xcp+zcp*zcp)</text:span></text:p>
          <text:p text:style-name="P11"><text:span text:style-name="T6">tau=dgor_stu/vgor</text:span></text:p>
          <text:p text:style-name="P11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myProcess" draw:style-name="gr14" draw:text-style-name="P13" draw:id="id20" draw:layer="layout" svg:width="6.25cm" svg:height="1.25cm" svg:x="2cm" svg:y="13cm">
          <text:p text:style-name="P11"><text:span text:style-name="T6"/></text:p>
          <text:p text:style-name="P11"><text:span text:style-name="T6">hz_stu=(-v_z*xcp+v_x*zcp)/vgor-</text:span></text:p>
          <text:p text:style-name="P11"><text:span text:style-name="T6">0.3*(tau-0.3)*wr_z</text:span></text:p>
          <text:p text:style-name="P11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myProcess" draw:style-name="gr14" draw:text-style-name="P13" draw:id="id24" draw:layer="layout" svg:width="4.25cm" svg:height="0.82cm" svg:x="3cm" svg:y="18.68cm">
          <text:p text:style-name="P11"><text:span text:style-name="T6">wuz=0.5*hz_stu/ta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9" draw:layer="layout" svg:x1="4.9cm" svg:y1="10.25cm" svg:x2="5.125cm" svg:y2="11.18cm" draw:start-shape="id18" draw:start-glue-point="6" draw:end-shape="id19" draw:end-glue-point="4" svg:d="m4900 10250v466h225v464">
          <text:p/>
        </draw:connector>
        <draw:connector draw:style-name="gr9" draw:text-style-name="P9" draw:layer="layout" svg:x1="5.125cm" svg:y1="12.5cm" svg:x2="5.125cm" svg:y2="13cm" draw:start-shape="id19" draw:start-glue-point="6" draw:end-shape="id20" draw:end-glue-point="4" svg:d="m5125 12500v500">
          <text:p/>
        </draw:connector>
        <draw:connector draw:style-name="gr9" draw:text-style-name="P9" draw:layer="layout" svg:x1="5.125cm" svg:y1="14.25cm" svg:x2="5.125cm" svg:y2="14.9cm" draw:start-shape="id20" draw:start-glue-point="6" draw:end-shape="id21" draw:end-glue-point="4" svg:d="m5125 14250v650">
          <text:p/>
        </draw:connector>
        <draw:frame draw:style-name="gr13" draw:text-style-name="P4" draw:layer="layout" svg:width="1cm" svg:height="0.718cm" svg:x="11.45cm" svg:y="7.275cm">
          <draw:text-box>
            <text:p text:style-name="P1"><text:span text:style-name="T4">4</text:span></text:p>
          </draw:text-box>
        </draw:frame>
        <draw:frame draw:style-name="gr13" draw:text-style-name="P4" draw:layer="layout" svg:width="1cm" svg:height="0.718cm" svg:x="3.55cm" svg:y="8.675cm">
          <draw:text-box>
            <text:p text:style-name="P1"><text:span text:style-name="T4">5</text:span></text:p>
          </draw:text-box>
        </draw:frame>
        <draw:frame draw:style-name="gr13" draw:text-style-name="P4" draw:layer="layout" svg:width="1cm" svg:height="0.718cm" svg:x="7.95cm" svg:y="8.775cm">
          <draw:text-box>
            <text:p text:style-name="P1"><text:span text:style-name="T4">6</text:span></text:p>
          </draw:text-box>
        </draw:frame>
        <draw:frame draw:style-name="gr13" draw:text-style-name="P4" draw:layer="layout" svg:width="1cm" svg:height="0.718cm" svg:x="11.35cm" svg:y="8.875cm">
          <draw:text-box>
            <text:p text:style-name="P1"><text:span text:style-name="T4">7</text:span></text:p>
          </draw:text-box>
        </draw:frame>
        <draw:frame draw:style-name="gr13" draw:text-style-name="P4" draw:layer="layout" svg:width="1cm" svg:height="0.718cm" svg:x="2.85cm" svg:y="10.675cm">
          <draw:text-box>
            <text:p text:style-name="P1"><text:span text:style-name="T4">8</text:span></text:p>
          </draw:text-box>
        </draw:frame>
        <draw:frame draw:style-name="gr13" draw:text-style-name="P4" draw:layer="layout" svg:width="1cm" svg:height="0.718cm" svg:x="2.85cm" svg:y="12.775cm">
          <draw:text-box>
            <text:p text:style-name="P1"><text:span text:style-name="T4">11</text:span></text:p>
          </draw:text-box>
        </draw:frame>
        <draw:custom-shape draw:name="myInPageConnector" draw:style-name="gr14" draw:text-style-name="P16" draw:id="id25" draw:layer="layout" svg:width="0.75cm" svg:height="0.75cm" svg:x="4.677cm" svg:y="20.348cm">
          <text:p text:style-name="P14"><text:span text:style-name="T7">21</text:span></text:p>
          <draw:enhanced-geometry svg:viewBox="0 0 21600 21600" draw:glue-points="10800 0 3160 3160 0 10800 3160 18440 10800 21600 18440 18440 21600 10800 18440 3160" draw:text-areas="3180 3180 18420 18420" draw:mirror-horizontal="false" draw:mirror-vertical="false" draw:type="flowchart-connector" draw:enhanced-path="U 10800 10800 10800 10800 0 23592960 Z N"/>
        </draw:custom-shape>
        <draw:custom-shape draw:name="myInPageConnector" draw:style-name="gr14" draw:text-style-name="P16" draw:id="id22" draw:layer="layout" svg:width="0.75cm" svg:height="0.75cm" svg:x="5.008cm" svg:y="25.148cm">
          <text:p text:style-name="P14"><text:span text:style-name="T7">21</text:span></text:p>
          <draw:enhanced-geometry svg:viewBox="0 0 21600 21600" draw:glue-points="10800 0 3160 3160 0 10800 3160 18440 10800 21600 18440 18440 21600 10800 18440 3160" draw:text-areas="3180 3180 18420 18420" draw:mirror-horizontal="false" draw:mirror-vertical="false" draw:type="flowchart-connector" draw:enhanced-path="U 10800 10800 10800 10800 0 23592960 Z N"/>
        </draw:custom-shape>
        <draw:connector draw:style-name="gr9" draw:text-style-name="P9" draw:layer="layout" svg:x1="5.383cm" svg:y1="25.148cm" svg:x2="13.5cm" svg:y2="24.649cm" draw:start-shape="id22" draw:start-glue-point="4" draw:end-shape="id13" draw:end-glue-point="3" svg:d="m5383 25148v-501h4246v2h3871">
          <text:p/>
        </draw:connector>
        <draw:frame draw:style-name="gr11" draw:text-style-name="P4" draw:layer="layout" svg:width="1cm" svg:height="0.75cm" svg:x="10.15cm" svg:y="9.037cm">
          <draw:text-box>
            <text:p text:style-name="P1"><text:span text:style-name="T4">да</text:span></text:p>
          </draw:text-box>
        </draw:frame>
        <draw:custom-shape draw:style-name="gr6" draw:text-style-name="P12" draw:id="id21" draw:layer="layout" svg:width="3.75cm" svg:height="1.15cm" svg:x="3.25cm" svg:y="14.9cm">
          <text:p text:style-name="P11"><text:span text:style-name="T6">abs(hz_stu)&lt;150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name="myProcess" draw:style-name="gr14" draw:text-style-name="P13" draw:id="id23" draw:layer="layout" svg:width="3.75cm" svg:height="0.97cm" svg:x="3.25cm" svg:y="16.78cm">
          <text:p text:style-name="P11"><text:span text:style-name="T6">taktz=taktz+1</text:span></text:p>
          <text:p text:style-name="P11"><text:span text:style-name="T6">prlotr=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3" draw:text-style-name="P4" draw:layer="layout" svg:width="1cm" svg:height="0.718cm" svg:x="3.841cm" svg:y="14.675cm">
          <draw:text-box>
            <text:p text:style-name="P1"><text:span text:style-name="T4">13</text:span></text:p>
          </draw:text-box>
        </draw:frame>
        <draw:connector draw:style-name="gr9" draw:text-style-name="P9" draw:layer="layout" svg:x1="5.125cm" svg:y1="17.75cm" svg:x2="5.125cm" svg:y2="18.68cm" draw:start-shape="id23" draw:start-glue-point="6" draw:end-shape="id24" draw:end-glue-point="4" svg:d="m5125 17750v930">
          <text:p/>
        </draw:connector>
        <draw:connector draw:style-name="gr9" draw:text-style-name="P9" draw:layer="layout" svg:x1="5.125cm" svg:y1="16.05cm" svg:x2="5.125cm" svg:y2="16.78cm" draw:start-shape="id21" draw:start-glue-point="6" draw:end-shape="id23" draw:end-glue-point="4" svg:d="m5125 16050v730">
          <text:p/>
        </draw:connector>
        <draw:connector draw:style-name="gr9" draw:text-style-name="P9" draw:layer="layout" draw:line-skew="0cm 0.634cm" svg:x1="7cm" svg:y1="15.475cm" svg:x2="5.125cm" svg:y2="18.68cm" draw:start-shape="id21" draw:start-glue-point="7" draw:end-shape="id24" draw:end-glue-point="4" svg:d="m7000 15475h502v2525h-2377v680">
          <text:p/>
        </draw:connector>
        <draw:frame draw:style-name="gr13" draw:text-style-name="P4" draw:layer="layout" svg:width="1cm" svg:height="0.718cm" svg:x="3.841cm" svg:y="16.275cm">
          <draw:text-box>
            <text:p text:style-name="P1"><text:span text:style-name="T4">16</text:span></text:p>
          </draw:text-box>
        </draw:frame>
        <draw:frame draw:style-name="gr13" draw:text-style-name="P4" draw:layer="layout" svg:width="1cm" svg:height="0.718cm" svg:x="3.641cm" svg:y="17.788cm">
          <draw:text-box>
            <text:p text:style-name="P1"><text:span text:style-name="T4">17</text:span></text:p>
          </draw:text-box>
        </draw:frame>
        <draw:frame draw:style-name="gr3" draw:text-style-name="P4" draw:layer="layout" svg:width="1cm" svg:height="0.624cm" svg:x="4.309cm" svg:y="15.913cm">
          <draw:text-box>
            <text:p text:style-name="P1"><text:span text:style-name="T4">да</text:span></text:p>
          </draw:text-box>
        </draw:frame>
        <draw:frame draw:style-name="gr16" draw:text-style-name="P4" draw:layer="layout" svg:width="1.25cm" svg:height="0.624cm" svg:x="6.304cm" svg:y="14.992cm">
          <draw:text-box>
            <text:p text:style-name="P1"><text:span text:style-name="T4">нет</text:span></text:p>
          </draw:text-box>
        </draw:frame>
        <draw:connector draw:style-name="gr9" draw:text-style-name="P9" draw:layer="layout" svg:x1="5.125cm" svg:y1="19.5cm" svg:x2="5.052cm" svg:y2="20.348cm" draw:start-shape="id24" draw:start-glue-point="6" draw:end-shape="id25" draw:end-glue-point="4" svg:d="m5125 19500v424h-73v4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opacity="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Mono'" style:font-style-name="Обычный" style:font-family-generic="modern" style:font-pitch="fixed" fo:font-size="1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0pt" fo:language="ru" fo:country="RU" style:font-size-asian="10pt" style:language-asian="ru" style:country-asian="RU" style:font-size-complex="10pt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2.5cm" fo:margin-bottom="1.5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9-10-09T16:57:54</meta:creation-date>
    <dc:date>2011-07-04T11:29:21.07</dc:date>
    <meta:print-date>2011-01-11T12:58:09.26</meta:print-date>
    <meta:editing-cycles>383</meta:editing-cycles>
    <meta:editing-duration>PT96H05M20S</meta:editing-duration>
    <dc:creator>Петр Демин</dc:creator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